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8fcb"/>
    </style:style>
    <style:style style:name="P2" style:family="paragraph" style:parent-style-name="Standard">
      <style:text-properties officeooo:rsid="000b14d9" officeooo:paragraph-rsid="0010e51d"/>
    </style:style>
    <style:style style:name="P3" style:family="paragraph" style:parent-style-name="Standard">
      <style:text-properties officeooo:paragraph-rsid="00119f62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0e51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0e51d" style:font-size-asian="10pt"/>
    </style:style>
    <style:style style:name="P6" style:family="paragraph" style:parent-style-name="Standard">
      <style:text-properties fo:color="#000000" style:font-name="Monospace" fo:font-size="10pt" officeooo:rsid="000b14d9" officeooo:paragraph-rsid="0010e51d" style:font-size-asian="10pt"/>
    </style:style>
    <style:style style:name="P7" style:family="paragraph" style:parent-style-name="Standard">
      <style:text-properties officeooo:paragraph-rsid="00108fcb"/>
    </style:style>
    <style:style style:name="P8" style:family="paragraph" style:parent-style-name="Standard">
      <style:text-properties officeooo:paragraph-rsid="00119f62"/>
    </style:style>
    <style:style style:name="P9" style:family="paragraph" style:parent-style-name="Standard">
      <style:text-properties officeooo:paragraph-rsid="0010e51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0e51d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b14d9" officeooo:paragraph-rsid="0010e51d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officeooo:rsid="00154190"/>
    </style:style>
    <style:style style:name="T5" style:family="text">
      <style:text-properties officeooo:rsid="001a997f"/>
    </style:style>
    <style:style style:name="T6" style:family="text">
      <style:text-properties officeooo:rsid="00119f62"/>
    </style:style>
    <style:style style:name="T7" style:family="text">
      <style:text-properties officeooo:rsid="0012dfee"/>
    </style:style>
    <style:style style:name="T8" style:family="text">
      <style:text-properties officeooo:rsid="001151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nce Kay John</text:p>
      <text:p text:style-name="P1">## System Test NotResponsive// <text:span text:style-name="T6">Kasper Spencer</text:span>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<text:span text:style-name="T6">HU</text:span>” when the “Enter patientID” dialog pops up</text:p>
      <text:p text:style-name="P1"/>
      <text:p text:style-name="P1">The app should now display the message dialog:” Patient 1000<text:span text:style-name="T6">HU</text:span> exists“.</text:p>
      <text:p text:style-name="P1"/>
      <text:p text:style-name="P3">7. Type “N” when prompted for information related to whether or not the patient is pregnant.</text:p>
      <text:p text:style-name="P3">8. Type “N” when prompted for information related to the need for vasopressor support.</text:p>
      <text:p text:style-name="P3"><text:span text:style-name="T4">9</text:span>. Type “<text:span text:style-name="T7">Y</text:span>” when prompted for information related to whether or not the patient is inpatient.</text:p>
      <text:p text:style-name="P3">1<text:span text:style-name="T4">0</text:span>. Type “<text:span text:style-name="T6">N</text:span>” when prompted for information related to whether or not the patient is responsive.</text:p>
      <text:p text:style-name="P3">1<text:span text:style-name="T4">1</text:span>. <text:s/>Type “<text:span text:style-name="T8">N</text:span>” when prompted for information related to whether or not the patient has cardiac arrhythmia.</text:p>
      <text:p text:style-name="P3">1<text:span text:style-name="T4">2</text:span>. Type “N” when prompted for information related to whether or not the patient has a decline in baseline mental status.</text:p>
      <text:p text:style-name="P3">1<text:span text:style-name="T4">3</text:span>. Type “N” when prompted for information related to whether or not the patient has an infected skin wound.</text:p>
      <text:p text:style-name="P3">1<text:span text:style-name="T4">4</text:span>. Type “N” when prompted for information related to whether or not the patient has an infected invasive device.</text:p>
      <text:p text:style-name="P3">1<text:span text:style-name="T4">5</text:span>. <text:s/>Type “<text:span text:style-name="T8">Y</text:span>” when prompted for information related to whether or not the patient has an infected recent surgical procedure.</text:p>
      <text:p text:style-name="P3">1<text:span text:style-name="T4">6</text:span>. <text:s/>Type “Y” when prompted for information related to whether or not the patient is immunocompromised.</text:p>
      <text:p text:style-name="P3">1<text:span text:style-name="T4">7</text:span>. Type “<text:span text:style-name="T5">400</text:span>” when prompted for the patient’s baseline respiratory PaOxy/FaOxy.</text:p>
      <text:p text:style-name="P3"><text:span text:style-name="T4">18</text:span>. Type “50” when prompted for the patient’s current respiratory PaOxy/FaOxy.</text:p>
      <text:p text:style-name="P3"><text:span text:style-name="T4">19</text:span>. <text:s/>Type “<text:span text:style-name="T5">3</text:span> when prompted for the patient’s baseline use of dopamine.</text:p>
      <text:p text:style-name="P3"><text:span text:style-name="T4">20</text:span>. <text:s/>Type “<text:span text:style-name="T5">17</text:span>” when prompted for the patient’s current use of dopamine.</text:p>
      <text:p text:style-name="P3">2<text:span text:style-name="T4">1</text:span>. Type “N” when prompted for information related to whether or not the patient had used any dobutamine yesterday.</text:p>
      <text:p text:style-name="P3">2<text:span text:style-name="T4">2</text:span>. Type “N” when prompted for information related to whether or not the patient had used any dobutamine recently.</text:p>
      <text:p text:style-name="P3">2<text:span text:style-name="T4">3</text:span>. Type “<text:span text:style-name="T5">0</text:span>” when prompted for the patient’s baseline use of epinephrine.</text:p>
      <text:p text:style-name="P3"><text:span text:style-name="T4">24</text:span>. Type “.<text:span text:style-name="T5">7</text:span>” when prompted for the patient’s current use of epinephrine.</text:p>
      <text:p text:style-name="P3"><text:span text:style-name="T4">25</text:span>. Type “<text:span text:style-name="T5">0</text:span>” when prompted for the patient’s baseline use of norepinephrine.</text:p>
      <text:p text:style-name="P3"><text:span text:style-name="T4">26</text:span>. Type “.<text:span text:style-name="T5">7</text:span>” when prompted for the patient’s current use of norepinephrine.</text:p>
      <text:p text:style-name="P3"><text:span text:style-name="T4">27</text:span>. Type “<text:span text:style-name="T5">15</text:span>” when prompted for the patient’s baseline Glasgow coma scale.</text:p>
      <text:p text:style-name="P3"><text:span text:style-name="T4">28</text:span>. Type “<text:span text:style-name="T5">6</text:span>” when prompted for the patient’s current Glasgow coma scale.</text:p>
      <text:p text:style-name="P1"/>
      <text:p text:style-name="P1"/>
      <text:p text:style-name="P2">After running the program, the console should display the information, follow this format. </text:p>
      <text:p text:style-name="P2"/>
      <text:p text:style-name="P9"><text:span text:style-name="T2"><text:s/></text:span><text:span text:style-name="T1"><text:s text:c="2"/>Time Reported: 2020-11-18T15:16:24.285</text:span></text:p>
      <text:p text:style-name="P12"><text:span text:style-name="T1"><text:s text:c="2"/>PatientID: 1000HU</text:span></text:p>
      <text:p text:style-name="P12"><text:span text:style-name="T1"><text:s text:c="2"/>Patient Name: Spencer Kasper</text:span></text:p>
      <text:p text:style-name="P12"><text:span text:style-name="T1"><text:s text:c="2"/>Age: 21 years 5 months 16 days</text:span></text:p>
      <text:p text:style-name="P12"><text:soft-page-break/><text:span text:style-name="T1"><text:s text:c="2"/>Location: Amani Hospital</text:span></text:p>
      <text:p text:style-name="P12"><text:span text:style-name="T1"><text:s text:c="2"/>Body Temperature: 40.0 (C)</text:span></text:p>
      <text:p text:style-name="P12"><text:span text:style-name="T1"><text:s text:c="2"/>Heart Rate: 120.0 (bpm)</text:span></text:p>
      <text:p text:style-name="P12"><text:span text:style-name="T1"><text:s text:c="2"/>Respiratory Rate: 29.0 (bpm)</text:span></text:p>
      <text:p text:style-name="P12"><text:span text:style-name="T1">CODE_BLUE</text:span></text:p>
      <text:p text:style-name="P12"><text:span text:style-name="T1">2020-11-18T15:16:46.397: Current Epinephrine: 0.7</text:span></text:p>
      <text:p text:style-name="P12"><text:span text:style-name="T1">2020-11-18T12:14:34: WBCCount: 2.0</text:span></text:p>
      <text:p text:style-name="P12"><text:span text:style-name="T1">2020-11-18T15:16:28.285: Is Inpatient Status: Yes</text:span></text:p>
      <text:p text:style-name="P12"><text:span text:style-name="T1">2020-11-18T12:14:34: Creatinine in blood (mg/dL): 56.0</text:span></text:p>
      <text:p text:style-name="P12"><text:span text:style-name="T1">2020-11-18T12:14:04: Heart rate: 120.0</text:span></text:p>
      <text:p text:style-name="P12"><text:span text:style-name="T1">2020-11-18T15:16:30.148: Cardiac arrhythmia: No</text:span></text:p>
      <text:p text:style-name="P12"><text:span text:style-name="T1">2020-11-18T15:16:31.926: Infection Skin Wound: No</text:span></text:p>
      <text:p text:style-name="P12"><text:span text:style-name="T1">2020-11-18T15:16:48.369: Current Norepinephrine: 0.7</text:span></text:p>
      <text:p text:style-name="P12"><text:span text:style-name="T1">2020-11-18T15:16:29.260: Is responsive: No</text:span></text:p>
      <text:p text:style-name="P12"><text:span text:style-name="T1">2020-11-18T15:16:43.898: Using Any Doputamine Currently: No</text:span></text:p>
      <text:p text:style-name="P12"><text:span text:style-name="T1">2020-11-18T12:14:04: Respiratory rate: 29.0</text:span></text:p>
      <text:p text:style-name="P12"><text:span text:style-name="T1">2020-11-18T15:16:27.315: Need For Vasopressor Support: No</text:span></text:p>
      <text:p text:style-name="P12"><text:span text:style-name="T1">2020-11-18T15:16:42.103: Current Dopamine: 17.0</text:span></text:p>
      <text:p text:style-name="P12"><text:span text:style-name="T1">2020-11-18T15:16:37.345: Current Respiratory PaOxy/FiOxy: 50.0</text:span></text:p>
      <text:p text:style-name="P12"><text:span text:style-name="T1">2020-11-18T12:14:34: Coagulation Platelets: 23.0</text:span></text:p>
      <text:p text:style-name="P12"><text:span text:style-name="T1">2020-11-18T12:14:04: Temperature: 40.0</text:span></text:p>
      <text:p text:style-name="P12"><text:span text:style-name="T1">2020-11-18T12:14:04: Systolic blood pressure: 89.0</text:span></text:p>
      <text:p text:style-name="P12"><text:span text:style-name="T1">2020-11-18T12:14:34: Liver Bilirubin: 4.0</text:span></text:p>
      <text:p text:style-name="P12"><text:span text:style-name="T1">2020-11-18T15:16:31.017: Decline in baseline mental status: No</text:span></text:p>
      <text:p text:style-name="P12"><text:span text:style-name="T1">2020-11-18T15:16:26.470: Is Pregnant: No</text:span></text:p>
      <text:p text:style-name="P12"><text:span text:style-name="T1">2020-11-18T15:16:34.123: Infection Recent Surgical Procedure: Yes</text:span></text:p>
      <text:p text:style-name="P12"><text:span text:style-name="T1">2020-11-18T15:16:34.865: is Immunocompromised: Yes</text:span></text:p>
      <text:p text:style-name="P12"><text:span text:style-name="T1">2020-11-18T12:14:04: Diastolic blood pressure: 110.0</text:span></text:p>
      <text:p text:style-name="P12"><text:span text:style-name="T1">2020-11-18T15:16:32.880: Infection Invasive Device: No</text:span></text:p>
      <text:p text:style-name="P12"><text:span text:style-name="T1">2020-11-18T15:16:49.937: Current Glasgow Coma Scale: 6.0</text:span></text:p>
      <text:p text:style-name="P12"><text:span text:style-name="T1">2020-11-18T15:16:38.302: Baseline Dopamine: 3.0</text:span></text:p>
      <text:p text:style-name="P12"><text:span text:style-name="T1">2020-11-18T15:16:49.297: Baseline Glasgow Coma Scale: 15.0</text:span></text:p>
      <text:p text:style-name="P12"><text:span text:style-name="T1">2020-11-18T15:16:44.971: Baseline Epinephrine: 0.0</text:span></text:p>
      <text:p text:style-name="P12"><text:span text:style-name="T1">2020-11-18T15:16:47.489: Baseline Norepinephrine: 0.0</text:span></text:p>
      <text:p text:style-name="P12"><text:span text:style-name="T1">2020-11-18T15:16:42.979: Using Any Doputamine Baseline: No</text:span></text:p>
      <text:p text:style-name="P6">2020-11-18T15:16:36.519: Baseline Respiratory PaOxy/FiOxy: 40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09:42.467571382</meta:creation-date>
    <dc:date>2020-11-18T15:17:01.594774395</dc:date>
    <meta:editing-duration>PT2M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72" meta:word-count="611" meta:character-count="4462" meta:non-whitespace-character-count="3894"/>
  </office:meta>
</office:document-meta>
</file>